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04995"/>
    </style:style>
    <style:style style:name="P2" style:family="paragraph" style:parent-style-name="Text_20_body">
      <style:text-properties officeooo:rsid="00404995" officeooo:paragraph-rsid="0041b496"/>
    </style:style>
    <style:style style:name="P3" style:family="paragraph" style:parent-style-name="Text_20_body">
      <style:text-properties officeooo:paragraph-rsid="0041b496"/>
    </style:style>
    <style:style style:name="P4" style:family="paragraph" style:parent-style-name="Text_20_body">
      <style:text-properties officeooo:rsid="0041b496" officeooo:paragraph-rsid="0041b496"/>
    </style:style>
    <style:style style:name="P5" style:family="paragraph" style:parent-style-name="Text_20_body">
      <style:text-properties officeooo:rsid="0041b496" officeooo:paragraph-rsid="0042daf7"/>
    </style:style>
    <style:style style:name="P6" style:family="paragraph" style:parent-style-name="Text_20_body">
      <style:text-properties officeooo:rsid="0041b496" officeooo:paragraph-rsid="004315b0"/>
    </style:style>
    <style:style style:name="P7" style:family="paragraph" style:parent-style-name="Text_20_body">
      <style:text-properties officeooo:rsid="004315b0" officeooo:paragraph-rsid="004315b0"/>
    </style:style>
    <style:style style:name="P8" style:family="paragraph" style:parent-style-name="Text_20_body">
      <style:text-properties officeooo:rsid="004315b0" officeooo:paragraph-rsid="004370fb"/>
    </style:style>
    <style:style style:name="P9" style:family="paragraph" style:parent-style-name="Text_20_body">
      <style:text-properties officeooo:paragraph-rsid="004315b0"/>
    </style:style>
    <style:style style:name="P10" style:family="paragraph" style:parent-style-name="Text_20_body">
      <style:text-properties officeooo:rsid="004370fb" officeooo:paragraph-rsid="004370fb"/>
    </style:style>
    <style:style style:name="P11" style:family="paragraph" style:parent-style-name="Header">
      <style:text-properties officeooo:rsid="00132bda" officeooo:paragraph-rsid="00404995"/>
    </style:style>
    <style:style style:name="P12" style:family="paragraph" style:parent-style-name="Heading_20_1">
      <style:text-properties officeooo:rsid="0041b496" officeooo:paragraph-rsid="0041b496"/>
    </style:style>
    <style:style style:name="P13" style:family="paragraph" style:parent-style-name="Heading_20_1">
      <style:text-properties officeooo:rsid="004315b0" officeooo:paragraph-rsid="004315b0"/>
    </style:style>
    <style:style style:name="P14" style:family="paragraph" style:parent-style-name="Heading_20_1">
      <style:paragraph-properties fo:break-before="page"/>
      <style:text-properties officeooo:rsid="00404995" officeooo:paragraph-rsid="00404995"/>
    </style:style>
    <style:style style:name="P15" style:family="paragraph" style:parent-style-name="Heading_20_1">
      <style:paragraph-properties fo:break-before="page"/>
      <style:text-properties officeooo:rsid="004315b0" officeooo:paragraph-rsid="004315b0"/>
    </style:style>
    <style:style style:name="P16" style:family="paragraph" style:parent-style-name="Contents_20_Heading">
      <style:paragraph-properties fo:break-before="page"/>
      <style:text-properties officeooo:rsid="00404995" officeooo:paragraph-rsid="00404995"/>
    </style:style>
    <style:style style:name="P17" style:family="paragraph" style:parent-style-name="Contents_20_Heading">
      <style:text-properties officeooo:rsid="00404995" officeooo:paragraph-rsid="00404995"/>
    </style:style>
    <style:style style:name="P18" style:family="paragraph" style:parent-style-name="Contents_20_Heading">
      <style:paragraph-properties fo:text-align="center" style:justify-single-word="false"/>
      <style:text-properties officeooo:rsid="00404995" officeooo:paragraph-rsid="00404995"/>
    </style:style>
    <style:style style:name="P19" style:family="paragraph" style:parent-style-name="Contents_20_Heading">
      <style:paragraph-properties fo:text-align="center" style:justify-single-word="false"/>
      <style:text-properties fo:font-size="24pt" officeooo:paragraph-rsid="00404995" style:font-size-asian="24pt" style:font-size-complex="24pt"/>
    </style:style>
    <style:style style:name="P20" style:family="paragraph" style:parent-style-name="Heading_20_3">
      <style:paragraph-properties fo:text-align="center" style:justify-single-word="false"/>
      <style:text-properties officeooo:rsid="00404995" officeooo:paragraph-rsid="00404995"/>
    </style:style>
    <style:style style:name="P21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32bda"/>
    </style:style>
    <style:style style:name="T2" style:family="text">
      <style:text-properties officeooo:rsid="0040499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315b0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2daf7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41b496"/>
    </style:style>
    <style:style style:name="T10" style:family="text">
      <style:text-properties officeooo:rsid="00420402"/>
    </style:style>
    <style:style style:name="T11" style:family="text">
      <style:text-properties officeooo:rsid="0042daf7"/>
    </style:style>
    <style:style style:name="T12" style:family="text">
      <style:text-properties officeooo:rsid="004315b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370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Rapport TP<text:span text:style-name="T2">4</text:span></text:p>
      <text:p text:style-name="Subtitle">L’Alchimiste</text:p>
      <text:p text:style-name="P16"/>
      <text:p text:style-name="P17"/>
      <text:p text:style-name="P18"/>
      <text:p text:style-name="P18"/>
      <text:p text:style-name="P19"><text:span text:style-name="T2">Sommaire :</text:span></text:p>
      <text:h text:style-name="P21" text:outline-level="3"><text:span text:style-name="T2">I/ </text:span>Mode d’emploi</text:h>
      <text:h text:style-name="P20" text:outline-level="3">II/ Architecture</text:h>
      <text:h text:style-name="P21" text:outline-level="3">III/ Choix d’implémentation</text:h>
      <text:h text:style-name="P21" text:outline-level="3">IV/ Expérience d’apprentissage</text:h>
      <text:h text:style-name="P14" text:outline-level="1">I/ Mode d’emploi</text:h>
      <text:p text:style-name="P1"/>
      <text:p text:style-name="P2">Compiler le programme avec la commande <text:span text:style-name="T13">make</text:span> et l’exécution s’effectue avec ./alchemist aucun argument n’est attendu. Cela ouvrira une nouvelle fenêtre graphique du nom d’<text:span text:style-name="T3">Alchemist</text:span> <text:span text:style-name="T9">et le jeu démarrera automatiquement.</text:span></text:p>
      <text:p text:style-name="P2"><text:span text:style-name="T9">Il faudra utiliser les touches fléchés pour jouer :</text:span></text:p>
      <text:p text:style-name="P2"><text:span text:style-name="T9">- la flèche du haut permet de faire une rotation avec les nouvelles balles</text:span></text:p>
      <text:p text:style-name="P2">- <text:span text:style-name="T9">la flèche du bas permet de les faire tomber dans le plateau</text:span></text:p>
      <text:p text:style-name="P2">- <text:span text:style-name="T9">les flèches de droite et de gauche déplacent les balles latéralement relatif</text:span></text:p>
      <text:p text:style-name="P4">On peut quitter le programme avec la touche échap du clavier.</text:p>
      <text:p text:style-name="P4"/>
      <text:p text:style-name="P4"/>
      <text:h text:style-name="P12" text:outline-level="1">II/ Architecture</text:h>
      <text:p text:style-name="P3"/>
      <text:p text:style-name="P5">Le programme a été modularisé <text:span text:style-name="T10">de la manière suivante :</text:span></text:p>
      <text:p text:style-name="P5"><text:span text:style-name="T11">on a 5 modules + le module </text:span><text:span text:style-name="T7">Main</text:span><text:span text:style-name="T11"> ; </text:span></text:p>
      <text:p text:style-name="P6"><text:span text:style-name="T11"><text:tab/>- </text:span><text:span text:style-name="T7">Board</text:span><text:span text:style-name="T11"> qui inclut </text:span><text:span text:style-name="T7">Display</text:span><text:span text:style-name="T11">, </text:span><text:span text:style-name="T7">Player</text:span><text:span text:style-name="T11">, </text:span><text:span text:style-name="T7">Cell </text:span><text:span text:style-name="T11">et </text:span><text:span text:style-name="T7">Location</text:span><text:span text:style-name="T11"> avec une inclusion forte de </text:span><text:span text:style-name="T7">Location</text:span></text:p>
      <text:p text:style-name="P6"><text:span text:style-name="T11"><text:tab/>- </text:span><text:span text:style-name="T7">Display</text:span><text:span text:style-name="T11"> qui a une inclusion forte de </text:span><text:span text:style-name="T7">Board</text:span></text:p>
      <text:p text:style-name="P6"><text:tab/>- <text:span text:style-name="T6">Player</text:span><text:span text:style-name="T12"> qui n’inclut aucun module</text:span></text:p>
      <text:p text:style-name="P6"><text:tab/>- <text:span text:style-name="T6">Cell</text:span><text:span text:style-name="T12"> qui inclut </text:span><text:span text:style-name="T6">Board</text:span></text:p>
      <text:p text:style-name="P6"><text:tab/>- <text:span text:style-name="T6">Location</text:span><text:span text:style-name="T12"> qui n’inclut aucun module</text:span></text:p>
      <text:p text:style-name="P7"><text:tab/>- <text:span text:style-name="T4">Main</text:span> inclut <text:span text:style-name="T5">Board</text:span></text:p>
      <text:p text:style-name="P7">J’ai choisi cette modularisation car elle me semblait la plus simple à mettre en place je pense que j’aurai pu modulariser encore un peu plus le module <text:span text:style-name="T5">Board</text:span> car je le trouve un peu trop centralisateur.</text:p>
      <text:h text:style-name="P15" text:outline-level="1">III/ Choix d’implémentation</text:h>
      <text:p text:style-name="P9"/>
      <text:p text:style-name="P7">J’ai décidé de suivre ce qu’avait fait l’enseignant dans l’énoncé au départ et de le changer si cela me semblait nécessaire, je n’ai modifié que 2 choses par rapport a celui présenté, j’ai décider de rajouter un champ <text:span text:style-name="T3">score</text:span> à la structure plateau pour pouvoir le modifié à tout moment et parce que cela me semblait logique de le placer ici puisque dans ma déconstruction du problème je suis partie du fait que le module <text:span text:style-name="T4">Board</text:span> est l’état du jeu à un instant t.</text:p>
      <text:p text:style-name="P7">Pour la 2 ème différence qui n’est pas des moindres c’est la manière dont j’ai créé ma liste chaînée, dans la structure d’exemple on nous montrait avec un champs <text:span text:style-name="T13">int</text:span> seulement je ne trouvais pas ça très pratique pour se souvenir de l’index d’un élément du plateau je l’ai donc remplacé par un <text:span text:style-name="T13">int[2] </text:span><text:span text:style-name="T14"><text:s/>puisque de cette manière là on peut se souvenir à la fois de l’index </text:span><text:span text:style-name="T8">Y</text:span><text:span text:style-name="T14"> ainsi que celui de </text:span><text:span text:style-name="T8">X.</text:span></text:p>
      <text:p text:style-name="P7"><text:span text:style-name="T8"/></text:p>
      <text:h text:style-name="P13" text:outline-level="1">IV/ Expériences d’apprentissage</text:h>
      <text:p text:style-name="P9"/>
      <text:p text:style-name="P7">J’ai un peu plus approfondi ma connaissance des pointeurs ainsi que celle des listes chaînées, j’ai surtout appris à modéliser un projet graphique seul du début jusqu’à la fin de manière plutôt complète.</text:p>
      <text:p text:style-name="P8">J’ai rencontré plusieurs difficultés, mais celle qui m’a le plus entravé c’est que je n’arrivais pas à voir une autre manière que celle donné dans l’exemple du sujet de composition du jeu. J’ai perdu beaucoup de temps pour essayer de voir comment enlever la liste chaînée à vrai dire je ne sais toujours pas quelle structure de donnée pourrai la remplacée efficacement.</text:p>
      <text:p text:style-name="P10">J’ai aussi eu beaucoup de mal à écrire mon code en anglais je pense que je devrai encore m’entraîner dessus n’hésiter pas à me signaler pour les fautes récurrentes, merci d’avance.</text:p>
      <text:p text:style-name="P8"><text:span text:style-name="T15">Je suis tout de même fier du travail que j’ai fourni et de ce que j’ai réussi à faire, même si j’aurai bien voulu faire pl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_20_3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4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2bda" officeooo:paragraph-rsid="00404995"/>
    </style:style>
    <style:style style:name="MT1" style:family="text">
      <style:text-properties officeooo:rsid="00404995"/>
    </style:style>
    <style:style style:name="MT2" style:family="text">
      <style:text-properties officeooo:rsid="00132b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Amine<text:tab/>Univeristé<text:tab/><text:span text:style-name="MT1">Programmation</text:span></text:p>
        <text:p text:style-name="MP1">Bourennane<text:tab/>Gustave Eiffel<text:tab/><text:span text:style-name="MT1">Avancée en C</text:span></text:p>
      </style:header>
      <style:footer>
        <text:p text:style-name="Footer"><text:date style:data-style-name="N37" text:date-value="2020-11-21T19:47:58.430366213">21/11/20</text:date><text:tab/><text:page-number text:select-page="current">3</text:page-number>/<text:page-count>4</text:page-count><text:tab/><text:span text:style-name="MT2">L3 Informatiqu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0:35:39.670241639</meta:creation-date>
    <dc:date>2020-11-21T19:47:58.268818806</dc:date>
    <meta:editing-duration>PT4H10M34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4" meta:paragraph-count="35" meta:word-count="540" meta:character-count="3119" meta:non-whitespace-character-count="2606"/>
  </office:meta>
</office:document-meta>
</file>